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da750" officeooo:paragraph-rsid="001da750" style:font-weight-asian="bold" style:font-weight-complex="bold"/>
    </style:style>
    <style:style style:name="P2" style:family="paragraph" style:parent-style-name="Standard">
      <style:text-properties fo:font-style="italic" fo:font-weight="bold" officeooo:rsid="001da750" officeooo:paragraph-rsid="001da750" style:font-style-asian="italic" style:font-weight-asian="bold" style:font-style-complex="italic" style:font-weight-complex="bold"/>
    </style:style>
    <style:style style:name="P3" style:family="paragraph" style:parent-style-name="Standard">
      <style:text-properties fo:font-style="normal" fo:font-weight="normal" officeooo:rsid="001da750" officeooo:paragraph-rsid="001da750" style:font-style-asian="normal" style:font-weight-asian="normal" style:font-style-complex="normal" style:font-weight-complex="normal"/>
    </style:style>
    <style:style style:name="P4" style:family="paragraph" style:parent-style-name="Standard">
      <style:text-properties fo:font-weight="normal" officeooo:rsid="001da750" officeooo:paragraph-rsid="001da750" style:font-weight-asian="normal" style:font-weight-complex="normal"/>
    </style:style>
    <style:style style:name="P5" style:family="paragraph" style:parent-style-name="Standard">
      <style:text-properties fo:font-weight="normal" officeooo:rsid="001da750" officeooo:paragraph-rsid="001da750"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e46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CION A C++</text:p>
      <text:p text:style-name="P2"/>
      <text:p text:style-name="P2"/>
      <text:p text:style-name="P3">C++ es un programa muy famoso, el tercer lenguaje mas usado de todo el mundo, usado por compañias como facebook, google, microsoft adobe entre otras, buscadores como opera firefox entre otros y juegos como Assasisns creed, COD, WOW, halo entre otros.</text:p>
      <text:p text:style-name="P3"/>
      <text:p text:style-name="P3">Problema: ordenadores solo entienden el binario</text:p>
      <text:p text:style-name="P3">Solucion: Escribir el programa en un lenguaje mas intuitivo y otro programa lo traduciria a esamblador ( esto es a lo que se llama compilador )</text:p>
      <text:p text:style-name="P3"/>
      <text:p text:style-name="P3">En 1972 se crea el lenguaje C por Thompson y Ritchie, C hizo el escribir codigo mas facil simple y ademas multiplataforma.</text:p>
      <text:p text:style-name="P3"/>
      <text:p text:style-name="P3">C era muy popular debido a su senci<text:span text:style-name="T3">llez</text:span> pero tenia sus debilidades, no tenia clases, dificil de trabajar en un codigo que funcionase genericamente y tedioso para escribir programas largos, por lo que se creo C++</text:p>
      <text:p text:style-name="P3"/>
      <text:p text:style-name="P3">C++ se inspiro en las clases de Simula, la sobrecarga de Algo168, Los comentarios de BCPL, las execpciones de ML y los templates fueron influenciados por los genericos en ADA</text:p>
      <text:p text:style-name="P3"/>
      <text:p text:style-name="P3">C++ es un lenguaje muy existoso que fue basado en C, que provee eficiencia permitiendonos la abstraccion del hardware del ordenador. No tiene ningun propietario (en 1989 todos los derechos fueron transferidos a cuerpos estandares de AT&amp;T<text:span text:style-name="T3">)</text:span> Es un lenguaje multiparadigma que soporta la programacion de procedimientos ademas de la orientada a objetos, es generico y permite la programacion modular.</text:p>
      <text:p text:style-name="P3"/>
      <text:p text:style-name="P3">No contiene ningun estilo a la hora de escribir, cada quien lo hace como mejor lo entienda, ademas de ser muy estable provee facilidades generales mas que especificas para aplicaciones y continua en evolucion incorporando nuevas ideas plantillas excepcioes etc.</text:p>
      <text:p text:style-name="P3"/>
      <text:p text:style-name="P1">EVOLUCION<text:line-break/><text:line-break/>1989 C++98</text:p>
      <text:p text:style-name="P1"/>
      <text:p text:style-name="P1">2011 C++11</text:p>
      <text:p text:style-name="P1"/>
      <text:p text:style-name="P1">2014 C++14</text:p>
      <text:p text:style-name="P1"/>
      <text:p text:style-name="P1">2017 C++17</text:p>
      <text:p text:style-name="P1"/>
      <text:p text:style-name="P1">2020 C++20</text:p>
      <text:p text:style-name="P1"/>
      <text:p text:style-name="P1"/>
      <text:p text:style-name="P4">Un buen estilo a la hora de escribir es importante, por ello lo mejor es seguir siempre el estilo de google, te ahorrara tiempo y reducira la cantidad de errores, a la vez que hace tu codigo mas legible</text:p>
      <text:p text:style-name="P4"/>
      <text:p text:style-name="P4">Todo programa tiene un main, una funcion que devuelve 0 en caso de que todo este OK o un numero de error entre el 1 y el 256.</text:p>
      <text:p text:style-name="P4"/>
      <text:p text:style-name="P4"/>
      <text:p text:style-name="P4"/>
      <text:p text:style-name="P4"><text:soft-page-break/><text:span text:style-name="T1">Proceso de construccion de un sowftware</text:span></text:p>
      <text:p text:style-name="P4"><text:span text:style-name="T1"/></text:p>
      <text:p text:style-name="P4">Humanos entienden el texto mientras que los ordenadores entienden el codigo binario, por lo que creamos el compilador que se encarga de traducir el texto a binario, este proceso pasa por diferentes fases: </text:p>
      <text:p text:style-name="P4"/>
      <text:p text:style-name="P4">Preprocesado ---- Compilado ---- Ensamblador ---- Enlazado</text:p>
      <text:p text:style-name="P4"/>
      <text:p text:style-name="P4">El escenario usual de un sowftware son varios programas que pasan por el compilador creando un file objeto que se unen todos bajo el linker para crear un objeto ejecutable binario </text:p>
      <text:p text:style-name="P1"/>
      <text:p text:style-name="P1"/>
      <text:p text:style-name="P1">Pre <text:span text:style-name="T2"><text:s/>Cambia los #include por su contenido </text:span></text:p>
      <text:p text:style-name="P1"><text:span text:style-name="T2"/></text:p>
      <text:p text:style-name="P1">Compilado<text:span text:style-name="T2"> Crea el codigo binario para el ensamblador</text:span></text:p>
      <text:p text:style-name="P1"><text:span text:style-name="T2"/></text:p>
      <text:p text:style-name="P1">Ensamblador <text:span text:style-name="T2">Cambia el codigo para el ensamblador a codigo objeto (.o files)</text:span></text:p>
      <text:p text:style-name="P1"><text:span text:style-name="T2"/></text:p>
      <text:p text:style-name="P1">Enlazado<text:span text:style-name="T2"> Une el codigo binario y conecta las llamadas a funciones para crear el ejectable</text:span></text:p>
      <text:p text:style-name="P1"><text:span text:style-name="T2"/></text:p>
      <text:p text:style-name="P1"><text:span text:style-name="T2"/></text:p>
      <text:p text:style-name="P4">El preprocesador se encarga de todos los encabezados que empiezan por # </text:p>
      <text:p text:style-name="P4">El compilador convierte cada programa .cc en codigo de ensamblador (cada archivo por separado) creando .s files</text:p>
      <text:p text:style-name="P4">El ensamblador coge el codigo para ensamblador y lo transforma en codigo objeto (binario que no es ejecutable) .o files ( no hay comunicación entre archivos)</text:p>
      <text:p text:style-name="P4">El enlazador combina todos los archivos .o del ensamblador en un solo archivo ejecutable, mientras que en las otras fases solo miramos un archivo a la vez, aquí miramos todos los involucrados a la vez. (Comprueba tambien que cada funcion declarada tenga su implementacion)</text:p>
      <text:p text:style-name="P1"><text:span text:style-name="T2"/></text:p>
      <text:p text:style-name="P4">Se puede compilar a mano usando el comando g++ acompañado de la opcion -c para crear el codigo objeto y -o para crear el ejecutable, pero hacerlo de este modo es bastante tedioso, para ello tenemos utilidades como Makefile</text:p>
      <text:p text:style-name="P1"><text:span text:style-name="T2"/></text:p>
      <text:p text:style-name="P1">Cuanto ocupa una variable en la memoria? </text:p>
      <text:p text:style-name="P1"/>
      <text:p text:style-name="P4">La memoria normalmente se organiza en unidades de tamaño de un byte, teniendo direcciones de memoria unicas cada byte. Casi todos los objetos actualmente ocupan mas de un byte, ocupando uno solo 2 4 8 o incluso mas bytes, esta cantidad viene dada por el tipo de objeto. El tamaño de un objeto es dependiente del compilador y la arquitectura del ordenador. </text:p>
      <text:p text:style-name="P1"><text:span text:style-name="T2"/></text:p>
      <text:p text:style-name="P4">Para determinar cuantas direcciones de memoria esta usando un tipo o una variable usamos el operador sizeof(variable), usar sizeof en un tipo como void devolvera error</text:p>
      <text:p text:style-name="P1"><text:span text:style-name="T2"/></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7T20:24:01.986000000</meta:creation-date>
    <dc:date>2023-12-31T12:25:44.336000000</dc:date>
    <meta:editing-duration>PT1H38M31S</meta:editing-duration>
    <meta:editing-cycles>2</meta:editing-cycles>
    <meta:generator>LibreOffice/7.6.4.1$Windows_X86_64 LibreOffice_project/e19e193f88cd6c0525a17fb7a176ed8e6a3e2aa1</meta:generator>
    <meta:document-statistic meta:table-count="0" meta:image-count="0" meta:object-count="0" meta:page-count="2" meta:paragraph-count="32" meta:word-count="694" meta:character-count="4147" meta:non-whitespace-character-count="3477"/>
  </office:meta>
</office:document-meta>
</file>